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CB380000741F00005223123A60FEB3C7082D.svg" manifest:media-type="image/svg+xml"/>
  <manifest:file-entry manifest:full-path="Pictures/100002010000034900000253146E1913A4AD4266.png" manifest:media-type="image/png"/>
  <manifest:file-entry manifest:full-path="Pictures/100540110000741F0000522329D2E5ED9767FCE4.svg" manifest:media-type="image/svg+xml"/>
  <manifest:file-entry manifest:full-path="Pictures/100002010000034900000253D91B113877A7273A.png" manifest:media-type="image/png"/>
  <manifest:file-entry manifest:full-path="Pictures/100002010000034900000253F55BA681208A26D7.png" manifest:media-type="image/png"/>
  <manifest:file-entry manifest:full-path="Pictures/1004AD2E0000741F00005223899EB98E05753D72.svg" manifest:media-type="image/svg+xml"/>
  <manifest:file-entry manifest:full-path="Pictures/1002974D0000741F0000522337E56F185682D559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91cm, 7.093cm, 11.287cm, 6.981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cm, 7.001cm, 11.301cm, 7.03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1cm, 7.599cm, 11.34cm, 18.02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22cm, 18.012cm, 11.314cm, 7.62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651cm" svg:height="3.047cm" svg:x="1.872cm" svg:y="12.343cm">
          <draw:image xlink:href="Pictures/100540110000741F0000522329D2E5ED9767FCE4.svg" xlink:type="simple" xlink:show="embed" xlink:actuate="onLoad" draw:mime-type="image/svg+xml">
            <text:p/>
          </draw:image>
          <draw:image xlink:href="Pictures/100002010000034900000253146E1913A4AD4266.png" xlink:type="simple" xlink:show="embed" xlink:actuate="onLoad" draw:mime-type="image/png"/>
          <svg:title>SVG Picture created as controller_motion_pcb-B_Cu.svg date 2022/01/13 00:42:10 </svg:title>
          <svg:desc>Picture generated by PCBNEW </svg:desc>
        </draw:frame>
        <draw:frame draw:style-name="gr2" draw:text-style-name="P1" draw:layer="layout" svg:width="15.694cm" svg:height="3.024cm" draw:transform="rotate (-3.14159265358979) translate (17.541cm 7.698cm)">
          <draw:image xlink:href="Pictures/1004AD2E0000741F00005223899EB98E05753D72.svg" xlink:type="simple" xlink:show="embed" xlink:actuate="onLoad" draw:mime-type="image/svg+xml">
            <text:p/>
          </draw:image>
          <draw:image xlink:href="Pictures/100002010000034900000253F55BA681208A26D7.png" xlink:type="simple" xlink:show="embed" xlink:actuate="onLoad" draw:mime-type="image/png"/>
          <svg:title>SVG Picture created as controller_motion_pcb-F_Cu.svg date 2022/01/13 00:42:25 </svg:title>
          <svg:desc>Picture generated by PCBNEW </svg:desc>
        </draw:frame>
        <draw:frame draw:style-name="gr3" draw:text-style-name="P1" draw:layer="layout" svg:width="4.106cm" svg:height="2.975cm" draw:transform="rotate (-3.14159265358979) translate (26.187cm 7.598cm)">
          <draw:image xlink:href="Pictures/1001CB380000741F00005223123A60FEB3C7082D.svg" xlink:type="simple" xlink:show="embed" xlink:actuate="onLoad" draw:mime-type="image/svg+xml">
            <text:p text:style-name="P1"><text:s text:c="5"/></text:p>
          </draw:image>
          <draw:image xlink:href="Pictures/1001CB380000741F00005223123A60FEB3C7082D.svg" xlink:type="simple" xlink:show="embed" xlink:actuate="onLoad" draw:mime-type="image/svg+xml"/>
          <svg:title>SVG Picture created as mcu_board-F_Cu.svg date 2022/01/13 00:49:22 </svg:title>
          <svg:desc>Picture generated by PCBNEW </svg:desc>
        </draw:frame>
        <draw:frame draw:style-name="gr4" draw:text-style-name="P1" draw:layer="layout" svg:width="4.089cm" svg:height="2.989cm" svg:x="22.102cm" svg:y="12.329cm">
          <draw:image xlink:href="Pictures/1002974D0000741F0000522337E56F185682D559.svg" xlink:type="simple" xlink:show="embed" xlink:actuate="onLoad" draw:mime-type="image/svg+xml">
            <text:p/>
          </draw:image>
          <draw:image xlink:href="Pictures/100002010000034900000253D91B113877A7273A.png" xlink:type="simple" xlink:show="embed" xlink:actuate="onLoad" draw:mime-type="image/png"/>
          <svg:title>SVG Picture created as mcu_board-B_Cu.svg date 2022/01/13 00:49:14 </svg:title>
          <svg:desc>Picture generated by PCBNEW </svg:desc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1cm" fo:margin-bottom="1.031cm" fo:margin-left="1.031cm" fo:margin-right="1.03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1-12-15T18:24:57.808000000</meta:print-date>
    <dc:date>2022-01-13T00:58:26.665000000</dc:date>
    <meta:editing-duration>PT1H17M49S</meta:editing-duration>
    <meta:editing-cycles>8</meta:editing-cycles>
    <meta:generator>LibreOffice/7.1.2.2$Windows_X86_64 LibreOffice_project/8a45595d069ef5570103caea1b71cc9d82b2aae4</meta:generator>
    <meta:document-statistic meta:object-count="4"/>
  </office:meta>
</office:document-meta>
</file>